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/>
    </style:style>
    <style:style style:name="P3" style:family="paragraph" style:parent-style-name="List_20_Paragraph" style:list-style-name="WWNum2">
      <style:text-properties officeooo:paragraph-rsid="00123814"/>
    </style:style>
    <style:style style:name="P4" style:family="paragraph" style:parent-style-name="List_20_Paragraph" style:list-style-name="WWNum2">
      <style:text-properties officeooo:rsid="00123814" officeooo:paragraph-rsid="00123814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style:font-name="Times New Roman" fo:font-size="14pt" officeooo:paragraph-rsid="001373a2"/>
    </style:style>
    <style:style style:name="P7" style:family="paragraph" style:parent-style-name="List_20_Paragraph" style:list-style-name="WWNum2">
      <style:text-properties style:font-name="Times New Roman" fo:font-size="14pt" fo:language="be" fo:country="BY" officeooo:rsid="001373a2" officeooo:paragraph-rsid="001373a2" style:font-size-asian="14pt" style:font-name-complex="Times New Roman1" style:font-size-complex="14pt"/>
    </style:style>
    <style:style style:name="P8" style:family="paragraph" style:parent-style-name="List_20_Paragraph" style:list-style-name="WWNum2">
      <style:text-properties officeooo:paragraph-rsid="00146278"/>
    </style:style>
    <style:style style:name="P9" style:family="paragraph" style:parent-style-name="List_20_Paragraph" style:list-style-name="WWNum2">
      <style:text-properties style:font-name="Times New Roman" fo:font-size="14pt" fo:language="be" fo:country="BY" officeooo:rsid="00146278" officeooo:paragraph-rsid="00146278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be" fo:country="BY" style:font-size-asian="14pt" style:font-name-complex="Times New Roman1" style:font-size-complex="14pt"/>
    </style:style>
    <style:style style:name="T1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2" style:family="text">
      <style:text-properties style:font-name="Times New Roman" fo:font-size="14pt" fo:language="be" fo:country="BY" officeooo:rsid="0010fb37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family="'Times new roman'" style:font-family-generic="roman" fo:font-size="14pt" fo:language="be" fo:country="BY" style:font-size-asian="14pt" style:font-name-complex="Times New Roman1" style:font-size-complex="14pt"/>
    </style:style>
    <style:style style:name="T5" style:family="text">
      <style:text-properties fo:font-family="'Times new roman'" style:font-family-generic="roman" fo:font-size="14pt" style:font-size-asian="14pt" style:font-size-complex="14pt"/>
    </style:style>
    <style:style style:name="T6" style:family="text">
      <style:text-properties fo:font-family="'Liberation Serif'" style:font-family-generic="roman" style:font-pitch="variable" fo:font-size="14pt" style:font-size-asian="14pt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fo:language="be" fo:country="BY" style:font-size-asian="14pt" style:font-name-complex="Times New Roman1" style:font-size-complex="14pt"/>
    </style:style>
    <style:style style:name="T9" style:family="text">
      <style:text-properties style:use-window-font-color="true" loext:opacity="0%" fo:font-family="'Liberation Serif'" style:font-family-generic="roman" style:font-pitch="variable" fo:font-weight="normal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language="be" fo:country="BY" officeooo:rsid="00123814" style:font-size-asian="14pt" style:font-name-complex="Times New Roman1" style:font-size-complex="14pt"/>
    </style:style>
    <style:style style:name="T11" style:family="text">
      <style:text-properties style:use-window-font-color="true" loext:opacity="0%" fo:font-family="'Liberation Serif'" style:font-family-generic="roman" style:font-pitch="variable" fo:font-size="14pt" fo:font-weight="normal" fo:background-color="transparent" loext:char-shading-value="0" style:font-size-asian="14pt" style:font-size-complex="14pt"/>
    </style:style>
    <style:style style:name="T12" style:family="text">
      <style:text-properties style:use-window-font-color="true" loext:opacity="0%" fo:font-family="'Liberation Serif'" style:font-family-generic="roman" style:font-pitch="variable" fo:font-size="14pt" fo:font-weight="normal" officeooo:rsid="00123814" fo:background-color="transparent" loext:char-shading-value="0" style:font-size-asian="14pt" style:font-size-complex="14pt"/>
    </style:style>
    <style:style style:name="T13" style:family="text">
      <style:text-properties fo:language="be" fo:country="BY" officeooo:rsid="00123814" style:font-size-asian="14pt" style:font-name-complex="Times New Roman1" style:font-size-complex="14pt"/>
    </style:style>
    <style:style style:name="T14" style:family="text">
      <style:text-properties style:use-window-font-color="true" loext:opacity="0%" fo:font-family="'Liberation Serif'" style:font-family-generic="roman" style:font-pitch="variable" fo:font-weight="normal" officeooo:rsid="001373a2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fo:language="be" fo:country="BY" officeooo:rsid="001373a2" style:font-size-asian="14pt" style:font-name-complex="Times New Roman1" style:font-size-complex="14pt"/>
    </style:style>
    <style:style style:name="T16" style:family="text">
      <style:text-properties style:font-name="Times New Roman" fo:font-size="14pt" fo:language="be" fo:country="BY" officeooo:rsid="00146278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араторная работа </text:span><text:span text:style-name="T2">2</text:span></text:p>
      <text:p text:style-name="Standard" loext:marker-style-name="T3"><text:span text:style-name="T1">Умова:</text:span><text:span text:style-name="T4"> </text:span><text:span text:style-name="T5">В</text:span><text:span text:style-name="T6"> массиве структур хранится информация о детях детского сада. Элементом структуры является объединение, в котором хранится следующая информация: последнее заболевание ребёнка (грипп, ангина и т. д.) и имя участкового врача. Если ребёнок находился в больнице, то и номер больницы, её адрес и фамилия лечащего врача. По запросу из командной строки вывести в алфавитном порядке фамилии детей, имеющих данное заболевание.</text:span></text:p>
      <text:p text:style-name="P2" loext:marker-style-name="T7"><text:span text:style-name="T8">Функцыя </text:span><text:span text:style-name="T9">children_analysis</text:span><text:span text:style-name="T9">(</text:span><text:span text:style-name="T9">children</text:span><text:span text:style-name="T9">, </text:span><text:span text:style-name="T9">number_of_children</text:span><text:span text:style-name="T9">, </text:span><text:span text:style-name="T9">children_with_target_illness</text:span><text:span text:style-name="T9">, </text:span><text:span text:style-name="T9">result_count</text:span><text:span text:style-name="T9">, </text:span><text:span text:style-name="T9">target_illness</text:span><text:span text:style-name="T9">)</text:span></text:p>
      <text:p text:style-name="Standard" loext:marker-style-name="T1"><text:span text:style-name="T1">Пачатак</text:span><text:span text:style-name="T3">.</text:span></text:p>
      <text:list text:style-name="WWNum2">
        <text:list-item>
          <text:p text:style-name="P3" loext:marker-style-name="T7"><text:span text:style-name="T1">Аб’явіць зменныя: </text:span><text:span text:style-name="T10">children – масіў структур для ўліку дзяцей, </text:span><text:span text:style-name="T11">number_of_children – </text:span><text:span text:style-name="T12">колькасць дзяцей, result – масіў структур адфільтраваных дадзеных, target_illness – хвароба для фільтру</text:span><text:span text:style-name="T1">.</text:span></text:p>
        </text:list-item>
        <text:list-item>
          <text:p text:style-name="P4" loext:marker-style-name="T1"><text:span text:style-name="T1">Прысвоіць зм. result_count значэнне 0.</text:span></text:p>
        </text:list-item>
        <text:list-item>
          <text:p text:style-name="P4" loext:marker-style-name="T1"><text:span text:style-name="T1">Выдзяліць памяць пад зм. result_count.</text:span></text:p>
        </text:list-item>
        <text:list-item>
          <text:p text:style-name="P5" loext:marker-style-name="T1"><text:span text:style-name="T1">Цыкл з параметрам </text:span><text:span text:style-name="T10">i ад 0 да number_of_children</text:span><text:span text:style-name="T1">.</text:span></text:p>
        </text:list-item>
        <text:list-item>
          <text:p text:style-name="P6" loext:marker-style-name="T1"><text:span text:style-name="T13">Калі was_hospitalized = 1 прысвоіць значэнне поля хваробы </text:span><text:span text:style-name="T9">health_information</text:span><text:span text:style-name="T9">.</text:span><text:span text:style-name="T9">hospital</text:span><text:span text:style-name="T9">.</text:span><text:span text:style-name="T9">illness, </text:span><text:span text:style-name="T14">іначай </text:span><text:span text:style-name="T14">health_information.local.illness</text:span></text:p>
        </text:list-item>
        <text:list-item>
          <text:p text:style-name="P5" loext:marker-style-name="T7"><text:span text:style-name="T15">Калі strcmp(ill, target_illness) == 0 прысвоіць значэнне (*result)[(*result_count)++] = children[i]</text:span><text:span text:style-name="T1">.</text:span></text:p>
        </text:list-item>
        <text:list-item>
          <text:p text:style-name="P7" loext:marker-style-name="T7">Канец цыклу па і.</text:p>
        </text:list-item>
        <text:list-item>
          <text:p text:style-name="P5" loext:marker-style-name="T1"><text:span text:style-name="T15">Калі *result_count = 0 вызваліць памяць *result</text:span><text:span text:style-name="T1">.</text:span></text:p>
        </text:list-item>
        <text:list-item>
          <text:p text:style-name="P5" loext:marker-style-name="T1"><text:span text:style-name="T15">Перавызначыць памяць пад *tmp праз realloc</text:span><text:span text:style-name="T1">.</text:span></text:p>
        </text:list-item>
        <text:list-item>
          <text:p text:style-name="P8" loext:marker-style-name="T1"><text:span text:style-name="T15">Калі </text:span><text:span text:style-name="T16">tmp</text:span><text:span text:style-name="T15"> = 0 вызваліць памяць *result</text:span><text:span text:style-name="T1">.</text:span></text:p>
        </text:list-item>
        <text:list-item>
          <text:p text:style-name="P9" loext:marker-style-name="T1">Прысвоіць зн. tmp зм. result.</text:p>
        </text:list-item>
        <text:list-item>
          <text:p text:style-name="P5" loext:marker-style-name="T7"><text:span text:style-name="T1"><text:s/></text:span><text:span text:style-name="T16">Выклік функцыі qsort().</text:span></text:p>
        </text:list-item>
        <text:list-item>
          <text:p text:style-name="P5" loext:marker-style-name="T1"><text:span text:style-name="T1">Канец.</text:span><text:span text:style-name="T1"/></text:p>
        </text:list-item>
      </text:list>
      <text:p text:style-name="Standard" loext:marker-style-name="T1"><text:span text:style-name="T1"><text:s text:c="5"/></text:span><text:span text:style-name="T1"/></text:p>
      <text:p text:style-name="P10" loext:marker-style-name="T1"/>
      <text:p text:style-name="Standard" loext:marker-style-name="T1"><text:span text:style-name="T1"><text:s text:c="5"/></text:span><text:span text:style-name="T1"/></text:p>
      <text:p text:style-name="P1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kadz Minkevich</meta:initial-creator>
    <meta:editing-cycles>8</meta:editing-cycles>
    <meta:creation-date>2025-12-06T08:54:00</meta:creation-date>
    <dc:date>2026-03-04T22:02:46.274108302</dc:date>
    <meta:editing-duration>PT54M48S</meta:editing-duration>
    <meta:generator>LibreOffice/25.8.5.2$Linux_X86_64 LibreOffice_project/580$Build-2</meta:generator>
    <meta:document-statistic meta:table-count="0" meta:image-count="0" meta:object-count="0" meta:page-count="1" meta:paragraph-count="19" meta:word-count="175" meta:character-count="1357" meta:non-whitespace-character-count="1197"/>
    <meta:user-defined meta:name="AppVersion">16.0000</meta:user-defined>
    <meta:template xlink:type="simple" xlink:actuate="onRequest" xlink:title="Normal" xlink:href=""/>
  </office:meta>
</office:document-meta>
</file>